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1cm" fo:margin-left="0.067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8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9" style:family="paragraph" style:parent-style-name="Standard">
      <style:text-properties officeooo:paragraph-rsid="000ff752"/>
    </style:style>
    <style:style style:name="P10" style:family="paragraph" style:parent-style-name="Standard">
      <style:text-properties fo:font-weight="bold" officeooo:paragraph-rsid="000ff752" style:font-weight-asian="bold" style:font-weight-complex="bold"/>
    </style:style>
    <style:style style:name="P11" style:family="paragraph" style:parent-style-name="Standard2">
      <style:text-properties fo:font-weight="bold" style:font-weight-asian="bold" style:font-weight-complex="bold"/>
    </style:style>
    <style:style style:name="P12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f752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6504752" text:id="ct36504752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37016256" text:id="ct37016256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36519760" text:id="ct36519760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37009472" text:id="ct3700947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36524000" text:id="ct36524000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37022512" text:id="ct37022512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36521808" text:id="ct36521808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37052864" text:id="ct37052864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37051952" text:id="ct3705195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37066032" text:id="ct37066032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36530400" text:id="ct3653040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37184016" text:id="ct37184016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xml:id="ct37022272" text:id="ct37022272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37184560" text:id="ct37184560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37105072" text:id="ct371050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37218272" text:id="ct372182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37052624" text:id="ct3705262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37296832" text:id="ct3729683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37240784" text:id="ct3724078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37148512" text:id="ct37148512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36080320" text:id="ct3608032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37150720" text:id="ct3715072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37287872" text:id="ct37287872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éance du <text:change-start text:change-id="ct36504752"/>self.Title()<text:change-end text:change-id="ct36504752"/></text:p>
      <text:p text:style-name="P8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office:annotation><dc:date>2007-09-24T00:00:00</dc:date><text:p>do row for item in self.adapted().getPrintableItems(itemUids, privacy='public', oralQuestion=False)</text:p></office:annotation><text:change-start text:change-id="ct37016256"/>item.getItemNumber(relativeTo='meeting', <text:span text:style-name="T2">for_display=True</text:span>)<text:change-end text:change-id="ct37016256"/>. <text:change-start text:change-id="ct36519760"/>item.Title()<text:change-end text:change-id="ct36519760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office:annotation><dc:date>2007-09-24T00:00:00</dc:date><text:p>do row for item in self.adapted().getPrintableItems(itemUids, privacy='secret', oralQuestion=False)</text:p></office:annotation><text:change-start text:change-id="ct37009472"/>item.getItemNumber(relativeTo='meeting', <text:span text:style-name="T2">for_display=True</text:span>)<text:change-end text:change-id="ct37009472"/>. <text:change-start text:change-id="ct36524000"/>item.Title()<text:change-end text:change-id="ct36524000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6">do text if self.getObservations()</text:span></text:p><text:p text:style-name="P14"><text:span text:style-name="T6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7">self.adapted().getPrintableItems(itemUids, listTypes=['late']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6">do row for item in self.adapted().getPrintableItems(itemUids, listTypes=['late'], oralQuestion=True)</text:span></text:p></office:annotation>De <text:change-start text:change-id="ct37022512"/>item.displayValue(item.listCategories(), item.getCategory())<text:change-end text:change-id="ct37022512"/></text:p>
              <text:p text:style-name="P3"><text:change-start text:change-id="ct36521808"/>item.Title()<text:change-end text:change-id="ct36521808"/></text:p>
              <text:p text:style-name="Standard"><office:annotation><dc:creator>Gauthier Bastien</dc:creator><dc:date>2011-04-18T11:37:54</dc:date><text:p text:style-name="P14"><text:span text:style-name="T6">do text</text:span></text:p><text:p text:style-name="P14"><text:span text:style-name="T6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7">OBJET N°<text:change-start text:change-id="ct37052864"/>item.getItemNumber(relativeTo='meeting', <text:span text:style-name="T2">for_display=True</text:span>)<text:change-end text:change-id="ct37052864"/> : <text:change-start text:change-id="ct37051952"/>item.Title()<text:change-end text:change-id="ct3705195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item.getDeliberat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7">self.adapted().getPrintableItems(itemUids, listTypes=['late']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6">do row for item in self.adapted().getPrintableItems(itemUids, listTypes=['late'], oralQuestion=True)</text:span></text:p></office:annotation>De <text:change-start text:change-id="ct37066032"/>item.displayValue(item.listCategories(), item.getCategory())<text:change-end text:change-id="ct37066032"/></text:p>
              <text:p text:style-name="P3"><text:change-start text:change-id="ct36530400"/>item.Title()<text:change-end text:change-id="ct36530400"/></text:p>
              <text:p text:style-name="Standard"><office:annotation><dc:creator>Gauthier Bastien</dc:creator><dc:date>2011-04-18T11:37:54</dc:date><text:p text:style-name="P14"><text:span text:style-name="T6">do text</text:span></text:p><text:p text:style-name="P14"><text:span text:style-name="T6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item.getDeliberation(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6">do text</text:span></text:p><text:p text:style-name="P14"><text:span text:style-name="T6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10">OBJET N°<text:change-start text:change-id="ct37184016"/>item.getItemNumber(relativeTo='meeting', <text:span text:style-name="T2">for_display=True</text:span>)<text:change-end text:change-id="ct37184016"/> : <text:change-start text:change-id="ct37022272"/>item.Title()<text:change-end text:change-id="ct3702227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item.getDeliberat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37184560"/>self.getSignatures().split('\n')[0]<text:change-end text:change-id="ct37184560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37105072"/>self.getSignatories(theObjects=True)[1].getGender()=='m' and 'Le' or 'La'<text:change-end text:change-id="ct37105072"/> <office:annotation><dc:creator>Gauthier Bastien</dc:creator><dc:date>2013-01-17T15:13:33</dc:date><text:p text:style-name="P14"><text:span text:style-name="T3">do text if not self.getSignatures()</text:span></text:p></office:annotation><text:change-start text:change-id="ct37218272"/>self.getSignatories(theObjects=True)<text:soft-page-break/>[1].getDuty()<text:change-end text:change-id="ct37218272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37052624"/>self.getSignatures().split('\n')[2]<text:change-end text:change-id="ct37052624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37296832"/>self.getSignatories(theObjects=True)[0].getGender()=='m' and 'Le' or 'La'<text:change-end text:change-id="ct37296832"/> <office:annotation><dc:creator>Gauthier Bastien</dc:creator><dc:date>2013-01-17T15:13:33</dc:date><text:p text:style-name="P14"><text:span text:style-name="T3">do text if not self.getSignatures()</text:span></text:p></office:annotation><text:change-start text:change-id="ct37240784"/>self.getSignatories(theObjects=True)<text:soft-page-break/>[0].getDuty()<text:change-end text:change-id="ct37240784"/></text:p>
          </table:table-cell>
        </table:table-row>
        <table:table-row>
          <table:table-cell table:style-name="Tableau7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7.A1" office:value-type="string">
            <text:p text:style-name="P12"/>
          </table:table-cell>
        </table:table-row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37148512"/>self.getSignatures().split('\n')[1]<text:change-end text:change-id="ct37148512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36080320"/>self.getSignatories(theObjects=True)[1].Title()<text:change-end text:change-id="ct36080320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4">do text if self.getSignatures()</text:span></text:p></office:annotation><text:change-start text:change-id="ct37150720"/>self.getSignatures().split('\n')[3]<text:change-end text:change-id="ct37150720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37287872"/>self.getSignatories(theObjects=True)[0].Title()<text:change-end text:change-id="ct3728787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5-12-16T21:19:26.963196292</dc:date>
    <meta:print-date>2011-04-06T15:03:00</meta:print-date>
    <meta:editing-cycles>79</meta:editing-cycles>
    <meta:editing-duration>PT16H17M10S</meta:editing-duration>
    <meta:generator>LibreOffice/4.2.8.2$Linux_X86_64 LibreOffice_project/42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